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35E6AAF6DAB409D4.jpg" manifest:media-type="image/jpe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aakar" svg:font-family="aak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name-asian="Calibri1" style:font-size-asian="14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b33a8" officeooo:paragraph-rsid="001c845f" style:font-size-asian="14pt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1cc81f" style:font-size-asian="14pt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16967a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20a86a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rsid="001b33a8" officeooo:paragraph-rsid="0020a86a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20a86a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4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0d1697" style:font-size-asian="14pt" style:font-size-complex="14pt"/>
    </style:style>
    <style:style style:name="P25" style:family="paragraph" style:parent-style-name="Heading_20_1">
      <style:paragraph-properties fo:margin-top="0in" fo:margin-bottom="0in" loext:contextual-spacing="false" fo:line-height="150%" fo:break-before="page"/>
      <style:text-properties style:font-name="Times New Roman" fo:font-size="14pt" officeooo:paragraph-rsid="001cc81f" style:font-size-asian="14pt" style:font-size-complex="14pt"/>
    </style:style>
    <style:style style:name="P26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size-complex="14pt"/>
    </style:style>
    <style:style style:name="P27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1b33a8" officeooo:paragraph-rsid="0020a86a" style:font-size-asian="14pt" style:font-weight-asian="bold" style:font-name-complex="Times New Roman1" style:font-size-complex="14pt" style:font-weight-complex="bold"/>
    </style:style>
    <style:style style:name="P28" style:family="paragraph" style:parent-style-name="No_20_Spacing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officeooo:rsid="001b33a8" officeooo:paragraph-rsid="00297849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30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31" style:family="paragraph" style:parent-style-name="Heading_20_1">
      <style:paragraph-properties fo:line-height="150%"/>
      <style:text-properties style:font-name="Times New Roman" fo:font-size="14pt" officeooo:rsid="001b33a8" officeooo:paragraph-rsid="001b33a8" style:font-size-asian="14pt" style:font-size-complex="14pt"/>
    </style:style>
    <style:style style:name="P32" style:family="paragraph" style:parent-style-name="Heading_20_1">
      <style:paragraph-properties fo:line-height="150%" fo:break-before="page"/>
      <style:text-properties style:font-name="Times New Roman" fo:font-size="14pt" officeooo:rsid="001b33a8" officeooo:paragraph-rsid="001b33a8" style:font-size-asian="14pt" style:font-size-complex="14pt"/>
    </style:style>
    <style:style style:name="P33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34" style:family="paragraph" style:parent-style-name="Standard">
      <style:paragraph-properties fo:margin-left="0in" fo:margin-right="0in" fo:margin-top="0.0398in" fo:margin-bottom="0.1508in" loext:contextual-spacing="false" fo:line-height="100%" fo:text-align="justify" style:justify-single-word="false" fo:text-indent="0.4925in" style:auto-text-indent="false"/>
      <style:text-properties fo:color="#000000" style:font-name="Times New Roman" fo:font-size="14pt" officeooo:paragraph-rsid="000d9aa6" style:font-size-asian="14pt" style:font-name-complex="Times New Roman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1697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b33a8" officeooo:paragraph-rsid="001b33a8" style:font-size-asian="14pt" style:font-size-complex="14pt"/>
    </style:style>
    <style:style style:name="P37" style:family="paragraph" style:parent-style-name="No_20_Spacing">
      <style:paragraph-properties fo:line-height="150%" fo:text-align="justify" style:justify-single-word="false"/>
      <style:text-properties officeooo:paragraph-rsid="0020a86a"/>
    </style:style>
    <style:style style:name="P38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97849" style:font-size-asian="14pt" style:font-name-complex="Times New Roman1"/>
    </style:style>
    <style:style style:name="P39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0a86a" style:font-size-asian="14pt" style:font-name-complex="Times New Roman1"/>
    </style:style>
    <style:style style:name="P40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0a86a" style:font-size-asian="14pt" style:font-weight-asian="bold" style:font-name-complex="Times New Roman1" style:font-weight-complex="bold"/>
    </style:style>
    <style:style style:name="P41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97849" style:font-size-asian="14pt" style:font-weight-asian="bold" style:font-name-complex="Times New Roman1" style:font-weight-complex="bold"/>
    </style:style>
    <style:style style:name="P42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43" style:family="paragraph" style:parent-style-name="No_20_Spacing">
      <style:paragraph-properties fo:line-height="150%" fo:text-align="justify" style:justify-single-word="false"/>
      <style:text-properties style:font-name="Times New Roman" fo:font-size="14pt" officeooo:paragraph-rsid="00235952" style:font-size-asian="14pt" style:font-name-complex="Times New Roman1"/>
    </style:style>
    <style:style style:name="P44" style:family="paragraph" style:parent-style-name="No_20_Spacing">
      <style:paragraph-properties fo:line-height="150%" fo:text-align="justify" style:justify-single-word="false"/>
      <style:text-properties style:font-name="Times New Roman" fo:font-size="14pt" officeooo:rsid="002d8f88" officeooo:paragraph-rsid="002d8f88" style:font-size-asian="14pt" style:font-name-complex="Times New Roman1"/>
    </style:style>
    <style:style style:name="P45" style:family="paragraph" style:parent-style-name="No_20_Spacing">
      <style:paragraph-properties fo:line-height="150%" fo:text-align="justify" style:justify-single-word="false"/>
      <style:text-properties style:font-name="Times New Roman" fo:font-size="14pt" fo:font-weight="bold" officeooo:paragraph-rsid="002e9295" style:font-size-asian="14pt" style:font-weight-asian="bold" style:font-name-complex="Times New Roman1" style:font-weight-complex="bold"/>
    </style:style>
    <style:style style:name="P46" style:family="paragraph" style:parent-style-name="No_20_Spacing">
      <style:paragraph-properties fo:line-height="150%" fo:text-align="justify" style:justify-single-word="false"/>
      <style:text-properties officeooo:paragraph-rsid="00235952"/>
    </style:style>
    <style:style style:name="P47" style:family="paragraph" style:parent-style-name="No_20_Spacing">
      <style:paragraph-properties fo:line-height="150%" fo:text-align="justify" style:justify-single-word="false"/>
      <style:text-properties officeooo:rsid="002d8f88" officeooo:paragraph-rsid="002d8f88"/>
    </style:style>
    <style:style style:name="P4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b33a8" officeooo:paragraph-rsid="001c845f" style:font-size-asian="14pt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2d8f88" officeooo:paragraph-rsid="002d8f88" style:font-name-asian="Calibri1" style:font-size-asian="22pt" style:font-style-asian="italic" style:font-name-complex="Times New Roman1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51" style:family="paragraph" style:parent-style-name="Standard" style:list-style-name="L4">
      <style:paragraph-properties fo:margin-top="0.0398in" fo:margin-bottom="0.1508in" loext:contextual-spacing="false" fo:line-height="100%" fo:text-align="justify" style:justify-single-word="false"/>
      <style:text-properties style:font-name="Times New Roman" fo:font-size="14pt" officeooo:rsid="0016967a" officeooo:paragraph-rsid="0016967a" style:font-size-asian="14pt" style:font-size-complex="14pt"/>
    </style:style>
    <style:style style:name="P52" style:family="paragraph" style:parent-style-name="Standard" style:list-style-name="L4">
      <style:paragraph-properties fo:margin-top="0.0398in" fo:margin-bottom="0.1508in" loext:contextual-spacing="false" fo:line-height="100%" fo:text-align="justify" style:justify-single-word="false"/>
      <style:text-properties officeooo:paragraph-rsid="0016dd1b"/>
    </style:style>
    <style:style style:name="P53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6dd1b" officeooo:paragraph-rsid="0016dd1b" style:font-size-asian="14pt" style:font-name-complex="Times New Roman" style:font-size-complex="14pt"/>
    </style:style>
    <style:style style:name="P54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9ca3c" officeooo:paragraph-rsid="0019ca3c" style:font-size-asian="14pt" style:font-name-complex="Times New Roman" style:font-size-complex="14pt"/>
    </style:style>
    <style:style style:name="P55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officeooo:rsid="001a0323" officeooo:paragraph-rsid="001a0323" style:font-size-asian="14pt" style:font-name-complex="Times New Roman" style:font-size-complex="14pt"/>
    </style:style>
    <style:style style:name="P56" style:family="paragraph" style:parent-style-name="Standard" style:list-style-name="L5">
      <style:paragraph-properties fo:margin-top="0.0398in" fo:margin-bottom="0.1508in" loext:contextual-spacing="false" fo:line-height="100%" fo:text-align="justify" style:justify-single-word="false"/>
      <style:text-properties fo:color="#000000" style:font-name="Times New Roman" fo:font-size="14pt" fo:font-weight="bold" officeooo:rsid="001a0323" officeooo:paragraph-rsid="001a0323" style:font-size-asian="14pt" style:font-weight-asian="bold" style:font-name-complex="Times New Roman" style:font-size-complex="14pt" style:font-weight-complex="bold"/>
    </style:style>
    <style:style style:name="P57" style:family="paragraph" style:parent-style-name="Standard" style:list-style-name="L5">
      <style:paragraph-properties fo:margin-top="0.0398in" fo:margin-bottom="0.111in" loext:contextual-spacing="false" fo:line-height="100%" fo:text-align="justify" style:justify-single-word="false"/>
      <style:text-properties fo:color="#000000" style:font-name="Times New Roman" fo:font-size="14pt" officeooo:rsid="0016dd1b" officeooo:paragraph-rsid="0016dd1b" style:font-size-asian="14pt" style:font-name-complex="Times New Roman" style:font-size-complex="14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8" style:family="text">
      <style:text-properties style:font-name="Times New Roman" fo:font-size="16pt" style:font-name-asian="Calibri1" style:font-size-asian="16pt" style:font-name-complex="Times New Roman1"/>
    </style:style>
    <style:style style:name="T9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10" style:family="text">
      <style:text-properties style:font-name="Times New Roman" fo:font-size="16pt" officeooo:rsid="0026becd" style:font-name-asian="Calibri1" style:font-size-asian="16pt" style:font-name-complex="Times New Roman1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16dd1b" style:font-size-asian="14pt" style:font-size-complex="14pt"/>
    </style:style>
    <style:style style:name="T14" style:family="text">
      <style:text-properties style:font-name="Times New Roman" fo:font-size="14pt" style:font-size-asian="14pt" style:font-name-complex="Times New Roman1"/>
    </style:style>
    <style:style style:name="T15" style:family="text">
      <style:text-properties style:font-name="Times New Roman" fo:font-size="14pt" officeooo:rsid="002d8f88" style:font-size-asian="14pt" style:font-name-complex="Times New Roman1"/>
    </style:style>
    <style:style style:name="T16" style:family="text">
      <style:text-properties style:font-name-complex="Times New Roman"/>
    </style:style>
    <style:style style:name="T17" style:family="text">
      <style:text-properties officeooo:rsid="00178867" style:font-name-complex="Times New Roman"/>
    </style:style>
    <style:style style:name="T18" style:family="text">
      <style:text-properties style:text-position="super 58%" style:font-name-complex="Times New Roman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d8f88" style:font-weight-asian="bold" style:font-weight-complex="bold"/>
    </style:style>
    <style:style style:name="T21" style:family="text">
      <style:text-properties officeooo:rsid="0019ca3c"/>
    </style:style>
    <style:style style:name="T22" style:family="text">
      <style:text-properties officeooo:rsid="001b33a8"/>
    </style:style>
    <style:style style:name="T23" style:family="text">
      <style:text-properties officeooo:rsid="001c845f"/>
    </style:style>
    <style:style style:name="T24" style:family="text">
      <style:text-properties officeooo:rsid="001cc81f"/>
    </style:style>
    <style:style style:name="T25" style:family="text">
      <style:text-properties officeooo:rsid="00297849"/>
    </style:style>
    <style:style style:name="T26" style:family="text">
      <style:text-properties officeooo:rsid="002d8f88"/>
    </style:style>
    <style:style style:name="T27" style:family="text">
      <style:text-properties officeooo:rsid="002e9295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23"/>
      <text:p text:style-name="P3"/>
      <text:p text:style-name="P20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20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49">Рубежный контроль 1</text:p>
      <text:p text:style-name="P6"/>
      <text:p text:style-name="P21"><text:span text:style-name="T5">По предмету: «</text:span><text:span text:style-name="T6">Экономика часть 1</text:span><text:span text:style-name="T5">»</text:span></text:p>
      <text:p text:style-name="P12"/>
      <text:p text:style-name="P22"><text:span text:style-name="T7"/></text:p>
      <text:p text:style-name="P22"><text:span text:style-name="T7"/></text:p>
      <text:p text:style-name="P11"/>
      <text:p text:style-name="P11"/>
      <text:p text:style-name="P11"/>
      <text:p text:style-name="P11"/>
      <text:p text:style-name="P10"/>
      <text:p text:style-name="P6"/>
      <text:p text:style-name="P6"/>
      <text:p text:style-name="P6"/>
      <text:p text:style-name="P6"/>
      <text:p text:style-name="P6"/>
      <text:p text:style-name="P29"><text:span text:style-name="T8">Преподаватель: </text:span><text:span text:style-name="T10">Строков В.В.</text:span></text:p>
      <text:p text:style-name="P30">Студент: Гасанзаде М.А.,</text:p>
      <text:p text:style-name="P29"><text:span text:style-name="T8">Группа: ИУ7-</text:span><text:span text:style-name="T9">7</text:span><text:span text:style-name="T8">6Б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13">Москва, 2020 г.<text:bookmark text:name="_Hlk38288974"/></text:p>
      <text:h text:style-name="P31" text:outline-level="1"><text:soft-page-break/>ЗАДАЧА 1</text:h>
      <text:p text:style-name="P14"><text:tab/><text:span text:style-name="T20">4.2</text:span><text:span text:style-name="T26"> </text:span>Определить первоначальную и остаточную стоимость ОПФ на конец года, если известны следующие данные (в тыс. д.е.): </text:p>
      <text:list xml:id="list473163690" text:style-name="L1">
        <text:list-item>
          <text:p text:style-name="P48">Основные фонды по первоначальной стоимости за вычетом износа на начало года<text:span text:style-name="T19"> 92400</text:span> </text:p>
        </text:list-item>
        <text:list-item>
          <text:p text:style-name="P48">Введено за <text:span text:style-name="T23">отчётный</text:span> период новых основных фондов <text:span text:style-name="T19">4700</text:span> </text:p>
        </text:list-item>
        <text:list-item>
          <text:p text:style-name="P48">Выбыло за <text:span text:style-name="T23">отчётный</text:span> год основных фондов по первоначальной стоимости <text:span text:style-name="T19">3300</text:span> </text:p>
        </text:list-item>
        <text:list-item>
          <text:p text:style-name="P48">То же, по первоначальной стоимости с <text:span text:style-name="T23">учётом</text:span> износа <text:span text:style-name="T19">2500</text:span></text:p>
        </text:list-item>
        <text:list-item>
          <text:p text:style-name="P48">Стоимость выполненных за год капитальных ремонтов и модернизации <text:span text:style-name="T19">1200</text:span> и <text:span text:style-name="T19">13400</text:span></text:p>
        </text:list-item>
        <text:list-item>
          <text:p text:style-name="P48">Сумма износа на начало года <text:span text:style-name="T19">3800</text:span></text:p>
        </text:list-item>
        <text:list-item>
          <text:p text:style-name="P48">Сумма амортизационных отчислений за <text:span text:style-name="T23">отчётный</text:span> год <text:span text:style-name="T19">3800</text:span></text:p>
        </text:list-item>
      </text:list>
      <text:p text:style-name="P19">РЕШЕНИЕ</text:p>
      <text:p text:style-name="P39">Определим первоначальную стоимость ОПФ на конец <text:s/>года:</text:p>
      <text:p text:style-name="P37"><draw:frame draw:style-name="fr2" draw:name="Object9" text:anchor-type="as-char" svg:y="-0.1728in" svg:width="3.7665in" svg:height="0.2437in" draw:z-index="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0">Определим остаточную стоимость ОПФ на конец года:</text:p>
      <text:p text:style-name="P37"><draw:frame draw:style-name="fr2" draw:name="Object10" text:anchor-type="as-char" svg:y="-0.1728in" svg:width="6.2244in" svg:height="0.2437in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/>
      <text:h text:style-name="P32" text:outline-level="1">ЗАДАЧА 2</text:h>
      <text:p text:style-name="P46"><text:span text:style-name="T14"><text:tab/>Задача 6. Объем продукции в </text:span><text:span text:style-name="T15">отчётном</text:span><text:span text:style-name="T14"> году вырос по сравнению с базовым на 6,3 %, а среднесписочная численность работающих увеличилась на 2,1 %. Определить, на сколько увеличилась выработка (%) в </text:span><text:span text:style-name="T15">отчётном</text:span><text:span text:style-name="T14"> году.</text:span></text:p>
      <text:p text:style-name="P18">РЕШЕНИЕ</text:p>
      <text:p text:style-name="P44"><text:tab/>Найти<draw:frame draw:style-name="fr2" draw:name="Object19" text:anchor-type="as-char" svg:y="-0.1728in" svg:width="0.3327in" svg:height="0.2154in" draw:z-index="3"><draw:object xlink:href="./Object 19" xlink:type="simple" xlink:show="embed" xlink:actuate="onLoad"/><draw:image xlink:href="./ObjectReplacements/Object 19" xlink:type="simple" xlink:show="embed" xlink:actuate="onLoad"/><svg:desc>formula</svg:desc></draw:frame>:</text:p>
      <text:p text:style-name="P44"><draw:frame draw:style-name="fr2" draw:name="Object20" text:anchor-type="as-char" svg:y="-0.1728in" svg:width="0.9362in" svg:height="0.2437in" draw:z-index="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4"><draw:frame draw:style-name="fr2" draw:name="Object21" text:anchor-type="as-char" svg:y="-0.3134in" svg:width="1.8457in" svg:height="0.5161in" draw:z-index="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3"><draw:frame draw:style-name="fr2" draw:name="Object11" text:anchor-type="as-char" svg:y="-0.3134in" svg:width="2.0425in" svg:height="0.5161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5"><text:span text:style-name="T27">Н</text:span>а сколько увеличилась выработка (%) в <text:span text:style-name="T26">отчётном</text:span> году:</text:p>
      <text:p text:style-name="P47"><draw:frame draw:style-name="fr2" draw:name="Object12" text:anchor-type="as-char" svg:y="-0.3134in" svg:width="3.9008in" svg:height="0.5161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aakar" svg:font-family="aakar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43</meta:editing-cycles>
    <meta:print-date>2020-05-22T09:09:00</meta:print-date>
    <meta:creation-date>2020-02-08T19:02:00</meta:creation-date>
    <dc:date>2020-12-22T16:24:02.923235213</dc:date>
    <meta:editing-duration>PT4H39M16S</meta:editing-duration>
    <meta:generator>LibreOffice/6.4.6.2$Linux_X86_64 LibreOffice_project/40$Build-2</meta:generator>
    <meta:document-statistic meta:table-count="1" meta:image-count="1" meta:object-count="7" meta:page-count="3" meta:paragraph-count="39" meta:word-count="208" meta:character-count="1530" meta:non-whitespace-character-count="1351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sub>
          <mi>ОПФ</mi>
          <mi mathvariant="italic">ост</mi>
        </msub>
        <mo stretchy="false">=</mo>
        <mrow>
          <mn>92400</mn>
          <mo stretchy="false">+</mo>
          <mn>4700</mn>
          <mo stretchy="false">−</mo>
          <mn>2500</mn>
          <mo stretchy="false">+</mo>
          <mn>1200</mn>
          <mo stretchy="false">+</mo>
          <mn>13400</mn>
          <mo stretchy="false">−</mo>
          <mn>3800</mn>
          <mo stretchy="false">−</mo>
          <mn>3800</mn>
        </mrow>
        <mo stretchy="false">=</mo>
        <mn>101600</mn>
      </mrow>
      <mi>тыс</mi>
      <mi>.</mi>
      <mi>руб</mi>
      <mi>.</mi>
    </mrow>
    <annotation encoding="StarMath 5.0">func ОПФ_ост = 92400 + 4700 - 2500 + 1200 + 13400 - 3800 - 3800 = 101600 func тыс. func руб.</annotation>
  </semantics>
</math>
</file>

<file path=Object 11/content.xml><?xml version="1.0" encoding="utf-8"?>
<math xmlns="http://www.w3.org/1998/Math/MathML" display="block">
  <semantics>
    <mrow>
      <mfrac>
        <msub>
          <mi>P</mi>
          <mrow>
            <mi>с</mi>
            <mi>.</mi>
            <mi>п</mi>
            <mi>.</mi>
            <mn>2</mn>
          </mrow>
        </msub>
        <msub>
          <mi>P</mi>
          <mrow>
            <mi>с</mi>
            <mi>.</mi>
            <mi>п</mi>
            <mi>.</mi>
            <mn>1</mn>
          </mrow>
        </msub>
      </mfrac>
      <mo stretchy="false">=</mo>
      <mrow>
        <mn>1</mn>
        <mo stretchy="false">+</mo>
        <mfrac>
          <mrow>
            <mn>2.1</mn>
            <mtext>%</mtext>
          </mrow>
          <mrow>
            <mn>100</mn>
            <mtext>%</mtext>
          </mrow>
        </mfrac>
      </mrow>
      <mo stretchy="false">=</mo>
      <mn>1.021</mn>
    </mrow>
    <annotation encoding="StarMath 5.0">P_{ с.п. 2 } over P_{ с.п. 1 } = 1 + {2.1%} over { 100% } = 1.021</annotation>
  </semantics>
</math>
</file>

<file path=Object 12/content.xml><?xml version="1.0" encoding="utf-8"?>
<math xmlns="http://www.w3.org/1998/Math/MathML" display="block">
  <semantics>
    <mrow>
      <mi mathvariant="normal">Δ</mi>
      <mrow>
        <mi>q</mi>
        <mo stretchy="false">=</mo>
        <mrow>
          <mrow>
            <mo fence="true" stretchy="false">(</mo>
            <mrow>
              <mrow>
                <mfrac>
                  <msub>
                    <mi>q</mi>
                    <mn>2</mn>
                  </msub>
                  <msub>
                    <mi>q</mi>
                    <mn>1</mn>
                  </msub>
                </mfrac>
                <mo stretchy="false">−</mo>
                <mn>1</mn>
              </mrow>
            </mrow>
            <mo fence="true" stretchy="false">)</mo>
          </mrow>
          <mo stretchy="false">⋅</mo>
          <mn>100</mn>
        </mrow>
      </mrow>
      <mrow>
        <mtext>%</mtext>
        <mo stretchy="false">=</mo>
        <mrow>
          <mrow>
            <mo fence="true" stretchy="false">(</mo>
            <mrow>
              <mrow>
                <mfrac>
                  <mn>1.063</mn>
                  <mn>1.021</mn>
                </mfrac>
                <mo stretchy="false">−</mo>
                <mn>1</mn>
              </mrow>
            </mrow>
            <mo fence="true" stretchy="false">)</mo>
          </mrow>
          <mo stretchy="false">⋅</mo>
          <mn>100</mn>
        </mrow>
      </mrow>
      <mrow>
        <mtext>%</mtext>
        <mo stretchy="false">=</mo>
        <mn>4.11</mn>
      </mrow>
      <mtext>%</mtext>
    </mrow>
    <annotation encoding="StarMath 5.0">%DELTA q = ( q_2 over q_1-1 ) cdot 100% = (1.063 over 1.021 - 1) cdot 100% = 4.11%
</annotation>
  </semantics>
</math>
</file>

<file path=Object 19/content.xml><?xml version="1.0" encoding="utf-8"?>
<math xmlns="http://www.w3.org/1998/Math/MathML" display="block">
  <semantics>
    <mrow>
      <mi mathvariant="normal">Δ</mi>
      <mi>q</mi>
    </mrow>
    <annotation encoding="StarMath 5.0">%DELTA q</annotation>
  </semantics>
</math>
</file>

<file path=Object 20/content.xml><?xml version="1.0" encoding="utf-8"?>
<math xmlns="http://www.w3.org/1998/Math/MathML" display="block">
  <semantics>
    <mrow>
      <mi>q</mi>
      <mo stretchy="false">=</mo>
      <mrow>
        <mi>N</mi>
        <mo stretchy="false">/</mo>
        <msub>
          <mi>P</mi>
          <mrow>
            <mi>с</mi>
            <mi>.</mi>
            <mi>п</mi>
            <mi>.</mi>
          </mrow>
        </msub>
      </mrow>
    </mrow>
    <annotation encoding="StarMath 5.0">q = N / P_{с.п.}</annotation>
  </semantics>
</math>
</file>

<file path=Object 21/content.xml><?xml version="1.0" encoding="utf-8"?>
<math xmlns="http://www.w3.org/1998/Math/MathML" display="block">
  <semantics>
    <mrow>
      <mfrac>
        <msub>
          <mi>N</mi>
          <mn>2</mn>
        </msub>
        <msub>
          <mi>N</mi>
          <mn>1</mn>
        </msub>
      </mfrac>
      <mo stretchy="false">=</mo>
      <mrow>
        <mn>1</mn>
        <mo stretchy="false">+</mo>
        <mfrac>
          <mrow>
            <mn>6.3</mn>
            <mtext>%</mtext>
          </mrow>
          <mrow>
            <mn>100</mn>
            <mtext>%</mtext>
          </mrow>
        </mfrac>
      </mrow>
      <mo stretchy="false">=</mo>
      <mn>1.063</mn>
    </mrow>
    <annotation encoding="StarMath 5.0">N_2 over N_1 = 1+ { 6.3% } over { 100% } = 1.063</annotation>
  </semantics>
</math>
</file>

<file path=Object 9/content.xml><?xml version="1.0" encoding="utf-8"?>
<math xmlns="http://www.w3.org/1998/Math/MathML" display="block">
  <semantics>
    <mrow>
      <msub>
        <mi>ОПФ</mi>
        <mi mathvariant="italic">перв</mi>
      </msub>
      <mrow>
        <mrow>
          <mn>92400</mn>
          <mo stretchy="false">+</mo>
          <mn>4700</mn>
          <mo stretchy="false">−</mo>
          <mn>3300</mn>
        </mrow>
        <mo stretchy="false">=</mo>
        <mn>93800</mn>
      </mrow>
      <mi>тыс</mi>
      <mi>.</mi>
      <mi>руб</mi>
      <mi>.</mi>
    </mrow>
    <annotation encoding="StarMath 5.0">func ОПФ_перв {92400 + 4700 - 3300 } = 93800 func тыс. func руб.</annotation>
  </semantics>
</math>
</file>